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6.65mm" svg:height="89.99mm" svg:x="2.65mm" svg:y="58.11mm">
            <draw:object draw:notify-on-update-of-ranges="Sheet1.A2:Sheet1.A12 Sheet1.E1:Sheet1.E1 Sheet1.E2:Sheet1.E12 Sheet1.A2:Sheet1.A12 Sheet1.G1:Sheet1.G1 Sheet1.G2:Sheet1.G12 Sheet1.A2:Sheet1.A12 Sheet1.H1:Sheet1.H1 Sheet1.H2:Sheet1.H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3.89mm" svg:height="89.99mm" svg:x="5.13mm" svg:y="219.08mm">
            <draw:object draw:notify-on-update-of-ranges="Sheet1.A37:Sheet1.A47 Sheet1.E36:Sheet1.E36 Sheet1.E37:Sheet1.E47 Sheet1.A37:Sheet1.A47 Sheet1.G36:Sheet1.G36 Sheet1.G37:Sheet1.G47 Sheet1.A37:Sheet1.A47 Sheet1.H36:Sheet1.H36 Sheet1.H37:Sheet1.H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% of direct copy</text:p>
          </table:table-cell>
          <table:table-cell office:value-type="string" calcext:value-type="string">
            <text:p>Objective Value 1</text:p>
          </table:table-cell>
          <table:table-cell office:value-type="string" calcext:value-type="string">
            <text:p>Objective Value 2</text:p>
          </table:table-cell>
          <table:table-cell office:value-type="string" calcext:value-type="string">
            <text:p>Objective Value 3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table:style-name="ce1" office:value-type="percentage" office:value="0" calcext:value-type="percentage">
            <text:p>0,00 %</text:p>
          </table:table-cell>
          <table:table-cell office:value-type="float" office:value="63346" calcext:value-type="float">
            <text:p>63346</text:p>
          </table:table-cell>
          <table:table-cell office:value-type="float" office:value="63365" calcext:value-type="float">
            <text:p>63365</text:p>
          </table:table-cell>
          <table:table-cell office:value-type="float" office:value="63371" calcext:value-type="float">
            <text:p>63371</text:p>
          </table:table-cell>
          <table:table-cell table:formula="of:=([.D2]+[.B2]+[.C2])/3" office:value-type="float" office:value="63360.6666666667" calcext:value-type="float">
            <text:p>63360,6666666667</text:p>
          </table:table-cell>
          <table:table-cell table:formula="of:=STDEV([.B2:.D2])" office:value-type="float" office:value="13.0511813003013" calcext:value-type="float">
            <text:p>13,0511813003013</text:p>
          </table:table-cell>
          <table:table-cell table:formula="of:=MIN([.B2:.D2])" office:value-type="float" office:value="63346" calcext:value-type="float">
            <text:p>63346</text:p>
          </table:table-cell>
          <table:table-cell table:formula="of:=MAX([.B2:.D2])" office:value-type="float" office:value="63371" calcext:value-type="float">
            <text:p>63371</text:p>
          </table:table-cell>
          <table:table-cell/>
        </table:table-row>
        <table:table-row table:style-name="ro1">
          <table:table-cell table:style-name="ce1" office:value-type="percentage" office:value="0.1" calcext:value-type="percentage">
            <text:p>10,00 %</text:p>
          </table:table-cell>
          <table:table-cell office:value-type="float" office:value="63375" calcext:value-type="float">
            <text:p>63375</text:p>
          </table:table-cell>
          <table:table-cell office:value-type="float" office:value="63350" calcext:value-type="float">
            <text:p>63350</text:p>
          </table:table-cell>
          <table:table-cell office:value-type="float" office:value="63325" calcext:value-type="float">
            <text:p>63325</text:p>
          </table:table-cell>
          <table:table-cell table:formula="of:=([.D3]+[.B3]+[.C3])/3" office:value-type="float" office:value="63350" calcext:value-type="float">
            <text:p>63350</text:p>
          </table:table-cell>
          <table:table-cell table:formula="of:=STDEV([.B3:.D3])" office:value-type="float" office:value="25" calcext:value-type="float">
            <text:p>25</text:p>
          </table:table-cell>
          <table:table-cell table:formula="of:=MIN([.B3:.D3])" office:value-type="float" office:value="63325" calcext:value-type="float">
            <text:p>63325</text:p>
          </table:table-cell>
          <table:table-cell table:formula="of:=MAX([.B3:.D3])" office:value-type="float" office:value="63375" calcext:value-type="float">
            <text:p>63375</text:p>
          </table:table-cell>
          <table:table-cell/>
        </table:table-row>
        <table:table-row table:style-name="ro1">
          <table:table-cell table:style-name="ce1" office:value-type="percentage" office:value="0.2" calcext:value-type="percentage">
            <text:p>20,00 %</text:p>
          </table:table-cell>
          <table:table-cell office:value-type="float" office:value="63375" calcext:value-type="float">
            <text:p>63375</text:p>
          </table:table-cell>
          <table:table-cell office:value-type="float" office:value="63349" calcext:value-type="float">
            <text:p>63349</text:p>
          </table:table-cell>
          <table:table-cell office:value-type="float" office:value="63331" calcext:value-type="float">
            <text:p>63331</text:p>
          </table:table-cell>
          <table:table-cell table:formula="of:=([.D4]+[.B4]+[.C4])/3" office:value-type="float" office:value="63351.6666666667" calcext:value-type="float">
            <text:p>63351,6666666667</text:p>
          </table:table-cell>
          <table:table-cell table:formula="of:=STDEV([.B4:.D4])" office:value-type="float" office:value="22.1208800307161" calcext:value-type="float">
            <text:p>22,1208800307161</text:p>
          </table:table-cell>
          <table:table-cell table:formula="of:=MIN([.B4:.D4])" office:value-type="float" office:value="63331" calcext:value-type="float">
            <text:p>63331</text:p>
          </table:table-cell>
          <table:table-cell table:formula="of:=MAX([.B4:.D4])" office:value-type="float" office:value="63375" calcext:value-type="float">
            <text:p>63375</text:p>
          </table:table-cell>
          <table:table-cell/>
        </table:table-row>
        <table:table-row table:style-name="ro1">
          <table:table-cell table:style-name="ce1" office:value-type="percentage" office:value="0.3" calcext:value-type="percentage">
            <text:p>30,00 %</text:p>
          </table:table-cell>
          <table:table-cell office:value-type="float" office:value="63314" calcext:value-type="float">
            <text:p>63314</text:p>
          </table:table-cell>
          <table:table-cell office:value-type="float" office:value="63304" calcext:value-type="float">
            <text:p>63304</text:p>
          </table:table-cell>
          <table:table-cell office:value-type="float" office:value="63190" calcext:value-type="float">
            <text:p>63190</text:p>
          </table:table-cell>
          <table:table-cell table:formula="of:=([.D5]+[.B5]+[.C5])/3" office:value-type="float" office:value="63269.3333333333" calcext:value-type="float">
            <text:p>63269,3333333333</text:p>
          </table:table-cell>
          <table:table-cell table:formula="of:=STDEV([.B5:.D5])" office:value-type="float" office:value="68.8863798826251" calcext:value-type="float">
            <text:p>68,8863798826251</text:p>
          </table:table-cell>
          <table:table-cell table:formula="of:=MIN([.B5:.D5])" office:value-type="float" office:value="63190" calcext:value-type="float">
            <text:p>63190</text:p>
          </table:table-cell>
          <table:table-cell table:formula="of:=MAX([.B5:.D5])" office:value-type="float" office:value="63314" calcext:value-type="float">
            <text:p>63314</text:p>
          </table:table-cell>
          <table:table-cell/>
        </table:table-row>
        <table:table-row table:style-name="ro1">
          <table:table-cell table:style-name="ce1" office:value-type="percentage" office:value="0.4" calcext:value-type="percentage">
            <text:p>40,00 %</text:p>
          </table:table-cell>
          <table:table-cell office:value-type="float" office:value="63249" calcext:value-type="float">
            <text:p>63249</text:p>
          </table:table-cell>
          <table:table-cell office:value-type="float" office:value="63347" calcext:value-type="float">
            <text:p>63347</text:p>
          </table:table-cell>
          <table:table-cell office:value-type="float" office:value="63264" calcext:value-type="float">
            <text:p>63264</text:p>
          </table:table-cell>
          <table:table-cell table:formula="of:=([.D6]+[.B6]+[.C6])/3" office:value-type="float" office:value="63286.6666666667" calcext:value-type="float">
            <text:p>63286,6666666667</text:p>
          </table:table-cell>
          <table:table-cell table:formula="of:=STDEV([.B6:.D6])" office:value-type="float" office:value="52.7857303949972" calcext:value-type="float">
            <text:p>52,7857303949972</text:p>
          </table:table-cell>
          <table:table-cell table:formula="of:=MIN([.B6:.D6])" office:value-type="float" office:value="63249" calcext:value-type="float">
            <text:p>63249</text:p>
          </table:table-cell>
          <table:table-cell table:formula="of:=MAX([.B6:.D6])" office:value-type="float" office:value="63347" calcext:value-type="float">
            <text:p>63347</text:p>
          </table:table-cell>
          <table:table-cell/>
        </table:table-row>
        <table:table-row table:style-name="ro1">
          <table:table-cell table:style-name="ce1" office:value-type="percentage" office:value="0.5" calcext:value-type="percentage">
            <text:p>50,00 %</text:p>
          </table:table-cell>
          <table:table-cell office:value-type="float" office:value="63363" calcext:value-type="float">
            <text:p>63363</text:p>
          </table:table-cell>
          <table:table-cell office:value-type="float" office:value="63375" calcext:value-type="float">
            <text:p>63375</text:p>
          </table:table-cell>
          <table:table-cell office:value-type="float" office:value="63360" calcext:value-type="float">
            <text:p>63360</text:p>
          </table:table-cell>
          <table:table-cell table:formula="of:=([.D7]+[.B7]+[.C7])/3" office:value-type="float" office:value="63366" calcext:value-type="float">
            <text:p>63366</text:p>
          </table:table-cell>
          <table:table-cell table:formula="of:=STDEV([.B7:.D7])" office:value-type="float" office:value="7.93725393319377" calcext:value-type="float">
            <text:p>7,93725393319377</text:p>
          </table:table-cell>
          <table:table-cell table:formula="of:=MIN([.B7:.D7])" office:value-type="float" office:value="63360" calcext:value-type="float">
            <text:p>63360</text:p>
          </table:table-cell>
          <table:table-cell table:formula="of:=MAX([.B7:.D7])" office:value-type="float" office:value="63375" calcext:value-type="float">
            <text:p>63375</text:p>
          </table:table-cell>
          <table:table-cell/>
        </table:table-row>
        <table:table-row table:style-name="ro1">
          <table:table-cell table:style-name="ce1" office:value-type="percentage" office:value="0.6" calcext:value-type="percentage">
            <text:p>60,00 %</text:p>
          </table:table-cell>
          <table:table-cell office:value-type="float" office:value="63339" calcext:value-type="float">
            <text:p>63339</text:p>
          </table:table-cell>
          <table:table-cell office:value-type="float" office:value="63360" calcext:value-type="float">
            <text:p>63360</text:p>
          </table:table-cell>
          <table:table-cell office:value-type="float" office:value="63375" calcext:value-type="float">
            <text:p>63375</text:p>
          </table:table-cell>
          <table:table-cell table:formula="of:=([.D8]+[.B8]+[.C8])/3" office:value-type="float" office:value="63358" calcext:value-type="float">
            <text:p>63358</text:p>
          </table:table-cell>
          <table:table-cell table:formula="of:=STDEV([.B8:.D8])" office:value-type="float" office:value="18.0831413200251" calcext:value-type="float">
            <text:p>18,0831413200251</text:p>
          </table:table-cell>
          <table:table-cell table:formula="of:=MIN([.B8:.D8])" office:value-type="float" office:value="63339" calcext:value-type="float">
            <text:p>63339</text:p>
          </table:table-cell>
          <table:table-cell table:formula="of:=MAX([.B8:.D8])" office:value-type="float" office:value="63375" calcext:value-type="float">
            <text:p>63375</text:p>
          </table:table-cell>
          <table:table-cell/>
        </table:table-row>
        <table:table-row table:style-name="ro1">
          <table:table-cell table:style-name="ce1" office:value-type="percentage" office:value="0.7" calcext:value-type="percentage">
            <text:p>70,00 %</text:p>
          </table:table-cell>
          <table:table-cell office:value-type="float" office:value="63375" calcext:value-type="float">
            <text:p>63375</text:p>
          </table:table-cell>
          <table:table-cell office:value-type="float" office:value="63350" calcext:value-type="float">
            <text:p>63350</text:p>
          </table:table-cell>
          <table:table-cell office:value-type="float" office:value="63360" calcext:value-type="float">
            <text:p>63360</text:p>
          </table:table-cell>
          <table:table-cell table:formula="of:=([.D9]+[.B9]+[.C9])/3" office:value-type="float" office:value="63361.6666666667" calcext:value-type="float">
            <text:p>63361,6666666667</text:p>
          </table:table-cell>
          <table:table-cell table:formula="of:=STDEV([.B9:.D9])" office:value-type="float" office:value="12.5830573921179" calcext:value-type="float">
            <text:p>12,5830573921179</text:p>
          </table:table-cell>
          <table:table-cell table:formula="of:=MIN([.B9:.D9])" office:value-type="float" office:value="63350" calcext:value-type="float">
            <text:p>63350</text:p>
          </table:table-cell>
          <table:table-cell table:formula="of:=MAX([.B9:.D9])" office:value-type="float" office:value="63375" calcext:value-type="float">
            <text:p>63375</text:p>
          </table:table-cell>
          <table:table-cell/>
        </table:table-row>
        <table:table-row table:style-name="ro1">
          <table:table-cell table:style-name="ce1" office:value-type="percentage" office:value="0.8" calcext:value-type="percentage">
            <text:p>80,00 %</text:p>
          </table:table-cell>
          <table:table-cell office:value-type="float" office:value="63364" calcext:value-type="float">
            <text:p>63364</text:p>
          </table:table-cell>
          <table:table-cell office:value-type="float" office:value="63354" calcext:value-type="float">
            <text:p>63354</text:p>
          </table:table-cell>
          <table:table-cell office:value-type="float" office:value="63346" calcext:value-type="float">
            <text:p>63346</text:p>
          </table:table-cell>
          <table:table-cell table:formula="of:=([.D10]+[.B10]+[.C10])/3" office:value-type="float" office:value="63354.6666666667" calcext:value-type="float">
            <text:p>63354,6666666667</text:p>
          </table:table-cell>
          <table:table-cell table:formula="of:=STDEV([.B10:.D10])" office:value-type="float" office:value="9.01849950564579" calcext:value-type="float">
            <text:p>9,01849950564579</text:p>
          </table:table-cell>
          <table:table-cell table:formula="of:=MIN([.B10:.D10])" office:value-type="float" office:value="63346" calcext:value-type="float">
            <text:p>63346</text:p>
          </table:table-cell>
          <table:table-cell table:formula="of:=MAX([.B10:.D10])" office:value-type="float" office:value="63364" calcext:value-type="float">
            <text:p>63364</text:p>
          </table:table-cell>
          <table:table-cell/>
        </table:table-row>
        <table:table-row table:style-name="ro1">
          <table:table-cell table:style-name="ce1" office:value-type="percentage" office:value="0.9" calcext:value-type="percentage">
            <text:p>90,00 %</text:p>
          </table:table-cell>
          <table:table-cell office:value-type="float" office:value="63354" calcext:value-type="float">
            <text:p>63354</text:p>
          </table:table-cell>
          <table:table-cell office:value-type="float" office:value="63339" calcext:value-type="float">
            <text:p>63339</text:p>
          </table:table-cell>
          <table:table-cell office:value-type="float" office:value="63272" calcext:value-type="float">
            <text:p>63272</text:p>
          </table:table-cell>
          <table:table-cell table:formula="of:=([.D11]+[.B11]+[.C11])/3" office:value-type="float" office:value="63321.6666666667" calcext:value-type="float">
            <text:p>63321,6666666667</text:p>
          </table:table-cell>
          <table:table-cell table:formula="of:=STDEV([.B11:.D11])" office:value-type="float" office:value="43.66157731156" calcext:value-type="float">
            <text:p>43,66157731156</text:p>
          </table:table-cell>
          <table:table-cell table:formula="of:=MIN([.B11:.D11])" office:value-type="float" office:value="63272" calcext:value-type="float">
            <text:p>63272</text:p>
          </table:table-cell>
          <table:table-cell table:formula="of:=MAX([.B11:.D11])" office:value-type="float" office:value="63354" calcext:value-type="float">
            <text:p>63354</text:p>
          </table:table-cell>
          <table:table-cell/>
        </table:table-row>
        <table:table-row table:style-name="ro1">
          <table:table-cell table:style-name="ce1" office:value-type="percentage" office:value="1" calcext:value-type="percentage">
            <text:p>100,00 %</text:p>
          </table:table-cell>
          <table:table-cell office:value-type="float" office:value="63350" calcext:value-type="float">
            <text:p>63350</text:p>
          </table:table-cell>
          <table:table-cell office:value-type="float" office:value="63336" calcext:value-type="float">
            <text:p>63336</text:p>
          </table:table-cell>
          <table:table-cell office:value-type="float" office:value="63346" calcext:value-type="float">
            <text:p>63346</text:p>
          </table:table-cell>
          <table:table-cell table:formula="of:=([.D12]+[.B12]+[.C12])/3" office:value-type="float" office:value="63344" calcext:value-type="float">
            <text:p>63344</text:p>
          </table:table-cell>
          <table:table-cell table:formula="of:=STDEV([.B12:.D12])" office:value-type="float" office:value="7.21110255092798" calcext:value-type="float">
            <text:p>7,21110255092798</text:p>
          </table:table-cell>
          <table:table-cell table:formula="of:=MIN([.B12:.D12])" office:value-type="float" office:value="63336" calcext:value-type="float">
            <text:p>63336</text:p>
          </table:table-cell>
          <table:table-cell table:formula="of:=MAX([.B12:.D12])" office:value-type="float" office:value="63350" calcext:value-type="float">
            <text:p>63350</text:p>
          </table:table-cell>
          <table:table-cell/>
        </table:table-row>
        <table:table-row table:style-name="ro1" table:number-rows-repeated="23">
          <table:table-cell table:number-columns-repeated="9"/>
        </table:table-row>
        <table:table-row table:style-name="ro1">
          <table:table-cell office:value-type="string" calcext:value-type="string">
            <text:p>% of swap</text:p>
          </table:table-cell>
          <table:table-cell office:value-type="string" calcext:value-type="string">
            <text:p>Objective Value 1</text:p>
          </table:table-cell>
          <table:table-cell office:value-type="string" calcext:value-type="string">
            <text:p>Objective Value 2</text:p>
          </table:table-cell>
          <table:table-cell office:value-type="string" calcext:value-type="string">
            <text:p>Objective Value 3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table:style-name="ce1" office:value-type="percentage" office:value="0" calcext:value-type="percentage">
            <text:p>0,00 %</text:p>
          </table:table-cell>
          <table:table-cell office:value-type="float" office:value="63321" calcext:value-type="float">
            <text:p>63321</text:p>
          </table:table-cell>
          <table:table-cell office:value-type="float" office:value="63346" calcext:value-type="float">
            <text:p>63346</text:p>
          </table:table-cell>
          <table:table-cell office:value-type="float" office:value="63367" calcext:value-type="float">
            <text:p>63367</text:p>
          </table:table-cell>
          <table:table-cell table:formula="of:=([.D37]+[.B37]+[.C37])/3" office:value-type="float" office:value="63344.6666666667" calcext:value-type="float">
            <text:p>63344,6666666667</text:p>
          </table:table-cell>
          <table:table-cell table:formula="of:=STDEV([.B37:.D37])" office:value-type="float" office:value="23.0289672658878" calcext:value-type="float">
            <text:p>23,0289672658878</text:p>
          </table:table-cell>
          <table:table-cell table:formula="of:=MIN([.B37:.D37])" office:value-type="float" office:value="63321" calcext:value-type="float">
            <text:p>63321</text:p>
          </table:table-cell>
          <table:table-cell table:formula="of:=MAX([.B37:.D37])" office:value-type="float" office:value="63367" calcext:value-type="float">
            <text:p>63367</text:p>
          </table:table-cell>
          <table:table-cell/>
        </table:table-row>
        <table:table-row table:style-name="ro1">
          <table:table-cell table:style-name="ce1" office:value-type="percentage" office:value="0.1" calcext:value-type="percentage">
            <text:p>10,00 %</text:p>
          </table:table-cell>
          <table:table-cell office:value-type="float" office:value="63242" calcext:value-type="float">
            <text:p>63242</text:p>
          </table:table-cell>
          <table:table-cell office:value-type="float" office:value="63350" calcext:value-type="float">
            <text:p>63350</text:p>
          </table:table-cell>
          <table:table-cell office:value-type="float" office:value="63318" calcext:value-type="float">
            <text:p>63318</text:p>
          </table:table-cell>
          <table:table-cell table:formula="of:=([.D38]+[.B38]+[.C38])/3" office:value-type="float" office:value="63303.3333333333" calcext:value-type="float">
            <text:p>63303,3333333333</text:p>
          </table:table-cell>
          <table:table-cell table:formula="of:=STDEV([.B38:.D38])" office:value-type="float" office:value="55.4737175005726" calcext:value-type="float">
            <text:p>55,4737175005726</text:p>
          </table:table-cell>
          <table:table-cell table:formula="of:=MIN([.B38:.D38])" office:value-type="float" office:value="63242" calcext:value-type="float">
            <text:p>63242</text:p>
          </table:table-cell>
          <table:table-cell table:formula="of:=MAX([.B38:.D38])" office:value-type="float" office:value="63350" calcext:value-type="float">
            <text:p>63350</text:p>
          </table:table-cell>
          <table:table-cell/>
        </table:table-row>
        <table:table-row table:style-name="ro1">
          <table:table-cell table:style-name="ce1" office:value-type="percentage" office:value="0.2" calcext:value-type="percentage">
            <text:p>20,00 %</text:p>
          </table:table-cell>
          <table:table-cell office:value-type="float" office:value="63345" calcext:value-type="float">
            <text:p>63345</text:p>
          </table:table-cell>
          <table:table-cell office:value-type="float" office:value="63336" calcext:value-type="float">
            <text:p>63336</text:p>
          </table:table-cell>
          <table:table-cell office:value-type="float" office:value="63241" calcext:value-type="float">
            <text:p>63241</text:p>
          </table:table-cell>
          <table:table-cell table:formula="of:=([.D39]+[.B39]+[.C39])/3" office:value-type="float" office:value="63307.3333333333" calcext:value-type="float">
            <text:p>63307,3333333333</text:p>
          </table:table-cell>
          <table:table-cell table:formula="of:=STDEV([.B39:.D39])" office:value-type="float" office:value="57.6223336331785" calcext:value-type="float">
            <text:p>57,6223336331785</text:p>
          </table:table-cell>
          <table:table-cell table:formula="of:=MIN([.B39:.D39])" office:value-type="float" office:value="63241" calcext:value-type="float">
            <text:p>63241</text:p>
          </table:table-cell>
          <table:table-cell table:formula="of:=MAX([.B39:.D39])" office:value-type="float" office:value="63345" calcext:value-type="float">
            <text:p>63345</text:p>
          </table:table-cell>
          <table:table-cell/>
        </table:table-row>
        <table:table-row table:style-name="ro1">
          <table:table-cell table:style-name="ce1" office:value-type="percentage" office:value="0.3" calcext:value-type="percentage">
            <text:p>30,00 %</text:p>
          </table:table-cell>
          <table:table-cell office:value-type="float" office:value="63375" calcext:value-type="float">
            <text:p>63375</text:p>
          </table:table-cell>
          <table:table-cell office:value-type="float" office:value="63325" calcext:value-type="float">
            <text:p>63325</text:p>
          </table:table-cell>
          <table:table-cell office:value-type="float" office:value="63286" calcext:value-type="float">
            <text:p>63286</text:p>
          </table:table-cell>
          <table:table-cell table:formula="of:=([.D40]+[.B40]+[.C40])/3" office:value-type="float" office:value="63328.6666666667" calcext:value-type="float">
            <text:p>63328,6666666667</text:p>
          </table:table-cell>
          <table:table-cell table:formula="of:=STDEV([.B40:.D40])" office:value-type="float" office:value="44.6131520219468" calcext:value-type="float">
            <text:p>44,6131520219468</text:p>
          </table:table-cell>
          <table:table-cell table:formula="of:=MIN([.B40:.D40])" office:value-type="float" office:value="63286" calcext:value-type="float">
            <text:p>63286</text:p>
          </table:table-cell>
          <table:table-cell table:formula="of:=MAX([.B40:.D40])" office:value-type="float" office:value="63375" calcext:value-type="float">
            <text:p>63375</text:p>
          </table:table-cell>
          <table:table-cell/>
        </table:table-row>
        <table:table-row table:style-name="ro1">
          <table:table-cell table:style-name="ce1" office:value-type="percentage" office:value="0.4" calcext:value-type="percentage">
            <text:p>40,00 %</text:p>
          </table:table-cell>
          <table:table-cell office:value-type="float" office:value="63305" calcext:value-type="float">
            <text:p>63305</text:p>
          </table:table-cell>
          <table:table-cell office:value-type="float" office:value="63332" calcext:value-type="float">
            <text:p>63332</text:p>
          </table:table-cell>
          <table:table-cell office:value-type="float" office:value="63330" calcext:value-type="float">
            <text:p>63330</text:p>
          </table:table-cell>
          <table:table-cell table:formula="of:=([.D41]+[.B41]+[.C41])/3" office:value-type="float" office:value="63322.3333333333" calcext:value-type="float">
            <text:p>63322,3333333333</text:p>
          </table:table-cell>
          <table:table-cell table:formula="of:=STDEV([.B41:.D41])" office:value-type="float" office:value="15.0443787951957" calcext:value-type="float">
            <text:p>15,0443787951957</text:p>
          </table:table-cell>
          <table:table-cell table:formula="of:=MIN([.B41:.D41])" office:value-type="float" office:value="63305" calcext:value-type="float">
            <text:p>63305</text:p>
          </table:table-cell>
          <table:table-cell table:formula="of:=MAX([.B41:.D41])" office:value-type="float" office:value="63332" calcext:value-type="float">
            <text:p>63332</text:p>
          </table:table-cell>
          <table:table-cell/>
        </table:table-row>
        <table:table-row table:style-name="ro1">
          <table:table-cell table:style-name="ce1" office:value-type="percentage" office:value="0.5" calcext:value-type="percentage">
            <text:p>50,00 %</text:p>
          </table:table-cell>
          <table:table-cell office:value-type="float" office:value="63360" calcext:value-type="float">
            <text:p>63360</text:p>
          </table:table-cell>
          <table:table-cell office:value-type="float" office:value="63359" calcext:value-type="float">
            <text:p>63359</text:p>
          </table:table-cell>
          <table:table-cell office:value-type="float" office:value="63314" calcext:value-type="float">
            <text:p>63314</text:p>
          </table:table-cell>
          <table:table-cell table:formula="of:=([.D42]+[.B42]+[.C42])/3" office:value-type="float" office:value="63344.3333333333" calcext:value-type="float">
            <text:p>63344,3333333333</text:p>
          </table:table-cell>
          <table:table-cell table:formula="of:=STDEV([.B42:.D42])" office:value-type="float" office:value="26.2741951985847" calcext:value-type="float">
            <text:p>26,2741951985847</text:p>
          </table:table-cell>
          <table:table-cell table:formula="of:=MIN([.B42:.D42])" office:value-type="float" office:value="63314" calcext:value-type="float">
            <text:p>63314</text:p>
          </table:table-cell>
          <table:table-cell table:formula="of:=MAX([.B42:.D42])" office:value-type="float" office:value="63360" calcext:value-type="float">
            <text:p>63360</text:p>
          </table:table-cell>
          <table:table-cell/>
        </table:table-row>
        <table:table-row table:style-name="ro1">
          <table:table-cell table:style-name="ce1" office:value-type="percentage" office:value="0.6" calcext:value-type="percentage">
            <text:p>60,00 %</text:p>
          </table:table-cell>
          <table:table-cell office:value-type="float" office:value="63360" calcext:value-type="float">
            <text:p>63360</text:p>
          </table:table-cell>
          <table:table-cell office:value-type="float" office:value="63346" calcext:value-type="float">
            <text:p>63346</text:p>
          </table:table-cell>
          <table:table-cell office:value-type="float" office:value="63349" calcext:value-type="float">
            <text:p>63349</text:p>
          </table:table-cell>
          <table:table-cell table:formula="of:=([.D43]+[.B43]+[.C43])/3" office:value-type="float" office:value="63351.6666666667" calcext:value-type="float">
            <text:p>63351,6666666667</text:p>
          </table:table-cell>
          <table:table-cell table:formula="of:=STDEV([.B43:.D43])" office:value-type="float" office:value="7.37111479583199" calcext:value-type="float">
            <text:p>7,37111479583199</text:p>
          </table:table-cell>
          <table:table-cell table:formula="of:=MIN([.B43:.D43])" office:value-type="float" office:value="63346" calcext:value-type="float">
            <text:p>63346</text:p>
          </table:table-cell>
          <table:table-cell table:formula="of:=MAX([.B43:.D43])" office:value-type="float" office:value="63360" calcext:value-type="float">
            <text:p>63360</text:p>
          </table:table-cell>
          <table:table-cell/>
        </table:table-row>
        <table:table-row table:style-name="ro1">
          <table:table-cell table:style-name="ce1" office:value-type="percentage" office:value="0.7" calcext:value-type="percentage">
            <text:p>70,00 %</text:p>
          </table:table-cell>
          <table:table-cell office:value-type="float" office:value="63375" calcext:value-type="float">
            <text:p>63375</text:p>
          </table:table-cell>
          <table:table-cell office:value-type="float" office:value="63347" calcext:value-type="float">
            <text:p>63347</text:p>
          </table:table-cell>
          <table:table-cell office:value-type="float" office:value="63375" calcext:value-type="float">
            <text:p>63375</text:p>
          </table:table-cell>
          <table:table-cell table:formula="of:=([.D44]+[.B44]+[.C44])/3" office:value-type="float" office:value="63365.6666666667" calcext:value-type="float">
            <text:p>63365,6666666667</text:p>
          </table:table-cell>
          <table:table-cell table:formula="of:=STDEV([.B44:.D44])" office:value-type="float" office:value="16.1658075373095" calcext:value-type="float">
            <text:p>16,1658075373095</text:p>
          </table:table-cell>
          <table:table-cell table:formula="of:=MIN([.B44:.D44])" office:value-type="float" office:value="63347" calcext:value-type="float">
            <text:p>63347</text:p>
          </table:table-cell>
          <table:table-cell table:formula="of:=MAX([.B44:.D44])" office:value-type="float" office:value="63375" calcext:value-type="float">
            <text:p>63375</text:p>
          </table:table-cell>
          <table:table-cell/>
        </table:table-row>
        <table:table-row table:style-name="ro1">
          <table:table-cell table:style-name="ce1" office:value-type="percentage" office:value="0.8" calcext:value-type="percentage">
            <text:p>80,00 %</text:p>
          </table:table-cell>
          <table:table-cell office:value-type="float" office:value="63375" calcext:value-type="float">
            <text:p>63375</text:p>
          </table:table-cell>
          <table:table-cell office:value-type="float" office:value="63349" calcext:value-type="float">
            <text:p>63349</text:p>
          </table:table-cell>
          <table:table-cell office:value-type="float" office:value="63370" calcext:value-type="float">
            <text:p>63370</text:p>
          </table:table-cell>
          <table:table-cell table:formula="of:=([.D45]+[.B45]+[.C45])/3" office:value-type="float" office:value="63364.6666666667" calcext:value-type="float">
            <text:p>63364,6666666667</text:p>
          </table:table-cell>
          <table:table-cell table:formula="of:=STDEV([.B45:.D45])" office:value-type="float" office:value="13.7961347243833" calcext:value-type="float">
            <text:p>13,7961347243833</text:p>
          </table:table-cell>
          <table:table-cell table:formula="of:=MIN([.B45:.D45])" office:value-type="float" office:value="63349" calcext:value-type="float">
            <text:p>63349</text:p>
          </table:table-cell>
          <table:table-cell table:formula="of:=MAX([.B45:.D45])" office:value-type="float" office:value="63375" calcext:value-type="float">
            <text:p>63375</text:p>
          </table:table-cell>
          <table:table-cell/>
        </table:table-row>
        <table:table-row table:style-name="ro1">
          <table:table-cell table:style-name="ce1" office:value-type="percentage" office:value="0.9" calcext:value-type="percentage">
            <text:p>90,00 %</text:p>
          </table:table-cell>
          <table:table-cell office:value-type="float" office:value="63354" calcext:value-type="float">
            <text:p>63354</text:p>
          </table:table-cell>
          <table:table-cell office:value-type="float" office:value="63375" calcext:value-type="float">
            <text:p>63375</text:p>
          </table:table-cell>
          <table:table-cell office:value-type="float" office:value="63354" calcext:value-type="float">
            <text:p>63354</text:p>
          </table:table-cell>
          <table:table-cell table:formula="of:=([.D46]+[.B46]+[.C46])/3" office:value-type="float" office:value="63361" calcext:value-type="float">
            <text:p>63361</text:p>
          </table:table-cell>
          <table:table-cell table:formula="of:=STDEV([.B46:.D46])" office:value-type="float" office:value="12.1243556529821" calcext:value-type="float">
            <text:p>12,1243556529821</text:p>
          </table:table-cell>
          <table:table-cell table:formula="of:=MIN([.B46:.D46])" office:value-type="float" office:value="63354" calcext:value-type="float">
            <text:p>63354</text:p>
          </table:table-cell>
          <table:table-cell table:formula="of:=MAX([.B46:.D46])" office:value-type="float" office:value="63375" calcext:value-type="float">
            <text:p>63375</text:p>
          </table:table-cell>
          <table:table-cell/>
        </table:table-row>
        <table:table-row table:style-name="ro1">
          <table:table-cell table:style-name="ce1" office:value-type="percentage" office:value="1" calcext:value-type="percentage">
            <text:p>100,00 %</text:p>
          </table:table-cell>
          <table:table-cell office:value-type="float" office:value="63309" calcext:value-type="float">
            <text:p>63309</text:p>
          </table:table-cell>
          <table:table-cell table:number-columns-repeated="2" office:value-type="float" office:value="63375" calcext:value-type="float">
            <text:p>63375</text:p>
          </table:table-cell>
          <table:table-cell table:formula="of:=([.D47]+[.B47]+[.C47])/3" office:value-type="float" office:value="63353" calcext:value-type="float">
            <text:p>63353</text:p>
          </table:table-cell>
          <table:table-cell table:formula="of:=STDEV([.B47:.D47])" office:value-type="float" office:value="38.1051177665153" calcext:value-type="float">
            <text:p>38,1051177665153</text:p>
          </table:table-cell>
          <table:table-cell table:formula="of:=MIN([.B47:.D47])" office:value-type="float" office:value="63309" calcext:value-type="float">
            <text:p>63309</text:p>
          </table:table-cell>
          <table:table-cell table:formula="of:=MAX([.B47:.D47])" office:value-type="float" office:value="63375" calcext:value-type="float">
            <text:p>63375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Liberation Sans1" style:language-asian="zh" style:country-asian="CN" style:font-name-complex="Noto Sans Arab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/00/0000</text:date>, <text:time style:data-style-name="N2" text:time-value="17:34:31.9959854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6:43:50.207466007</meta:creation-date>
    <dc:date>2018-10-24T18:01:39.082922114</dc:date>
    <meta:editing-duration>PT34M8S</meta:editing-duration>
    <meta:editing-cycles>7</meta:editing-cycles>
    <meta:generator>LibreOffice/6.0.6.2$Linux_X86_64 LibreOffice_project/00m0$Build-2</meta:generator>
    <meta:document-statistic meta:table-count="1" meta:cell-count="19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1409a" draw:fill-color="#21409a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65d" draw:fill-color="#00a65d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666cm" svg:height="9cm" xlink:href=".." xlink:type="simple" chart:class="chart:scatter" chart:style-name="ch1">
        <chart:title svg:x="2.111cm" svg:y="0.316cm" chart:style-name="ch2">
          <text:p>% of direct copy (vs PMX) on d657 with best insertion heuristic and 100% 2-opt in 5sec</text:p>
        </chart:title>
        <chart:legend chart:legend-position="end" svg:x="19.475cm" svg:y="3.703cm" style:legend-expansion="high" chart:style-name="ch3"/>
        <chart:plot-area chart:style-name="ch4" table:cell-range-address="Sheet1.A2:Sheet1.A12 Sheet1.E1:Sheet1.E12 Sheet1.G1:Sheet1.H12" chart:data-source-has-labels="row" svg:x="1.444cm" svg:y="1.275cm" svg:width="17.598cm" svg:height="6.564cm">
          <chartooo:coordinate-region svg:x="2.621cm" svg:y="1.474cm" svg:width="15.692cm" svg:height="5.718cm"/>
          <chart:axis chart:dimension="x" chart:name="primary-x" chart:style-name="ch5">
            <chart:title svg:x="8.36cm" svg:y="8.019cm" chart:style-name="ch6">
              <text:p>% of direct copy (vs PMX)</text:p>
            </chart:title>
          </chart:axis>
          <chart:axis chart:dimension="y" chart:name="primary-y" chart:style-name="ch7">
            <chart:title svg:x="0.451cm" svg:y="5.726cm" chart:style-name="ch8">
              <text:p>Objective value</text:p>
            </chart:title>
            <chart:grid chart:style-name="ch9" chart:class="major"/>
          </chart:axis>
          <chart:series chart:style-name="ch10" chart:values-cell-range-address="Sheet1.E2:Sheet1.E12" chart:label-cell-address="Sheet1.E1:Sheet1.E1" chart:class="chart:scatter">
            <chart:domain table:cell-range-address="Sheet1.A2:Sheet1.A12"/>
            <chart:data-point chart:repeated="11"/>
          </chart:series>
          <chart:series chart:style-name="ch11" chart:values-cell-range-address="Sheet1.G2:Sheet1.G12" chart:label-cell-address="Sheet1.G1:Sheet1.G1" chart:class="chart:scatter">
            <chart:data-point chart:repeated="11"/>
          </chart:series>
          <chart:series chart:style-name="ch12" chart:values-cell-range-address="Sheet1.H2:Sheet1.H12" chart:label-cell-address="Sheet1.H1:Sheet1.H1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an</text:p>
                <draw:g>
                  <svg:desc>Sheet1.E1:Sheet1.E1</svg:desc>
                </draw:g>
              </table:table-cell>
              <table:table-cell office:value-type="string">
                <text:p>Min</text:p>
                <draw:g>
                  <svg:desc>Sheet1.G1:Sheet1.G1</svg:desc>
                </draw:g>
              </table:table-cell>
              <table:table-cell office:value-type="string">
                <text:p>Max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2</svg:desc>
                </draw:g>
              </table:table-cell>
              <table:table-cell office:value-type="float" office:value="63360.6666666667">
                <text:p>63360.6666666667</text:p>
                <draw:g>
                  <svg:desc>Sheet1.E2:Sheet1.E12</svg:desc>
                </draw:g>
              </table:table-cell>
              <table:table-cell office:value-type="float" office:value="63346">
                <text:p>63346</text:p>
                <draw:g>
                  <svg:desc>Sheet1.G2:Sheet1.G12</svg:desc>
                </draw:g>
              </table:table-cell>
              <table:table-cell office:value-type="float" office:value="63371">
                <text:p>63371</text:p>
                <draw:g>
                  <svg:desc>Sheet1.H2:Sheet1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63350">
                <text:p>63350</text:p>
              </table:table-cell>
              <table:table-cell office:value-type="float" office:value="63325">
                <text:p>63325</text:p>
              </table:table-cell>
              <table:table-cell office:value-type="float" office:value="63375">
                <text:p>63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63351.6666666667">
                <text:p>63351.6666666667</text:p>
              </table:table-cell>
              <table:table-cell office:value-type="float" office:value="63331">
                <text:p>63331</text:p>
              </table:table-cell>
              <table:table-cell office:value-type="float" office:value="63375">
                <text:p>63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63269.3333333333">
                <text:p>63269.3333333333</text:p>
              </table:table-cell>
              <table:table-cell office:value-type="float" office:value="63190">
                <text:p>63190</text:p>
              </table:table-cell>
              <table:table-cell office:value-type="float" office:value="63314">
                <text:p>633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63286.6666666667">
                <text:p>63286.6666666667</text:p>
              </table:table-cell>
              <table:table-cell office:value-type="float" office:value="63249">
                <text:p>63249</text:p>
              </table:table-cell>
              <table:table-cell office:value-type="float" office:value="63347">
                <text:p>633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63366">
                <text:p>63366</text:p>
              </table:table-cell>
              <table:table-cell office:value-type="float" office:value="63360">
                <text:p>63360</text:p>
              </table:table-cell>
              <table:table-cell office:value-type="float" office:value="63375">
                <text:p>63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63358">
                <text:p>63358</text:p>
              </table:table-cell>
              <table:table-cell office:value-type="float" office:value="63339">
                <text:p>63339</text:p>
              </table:table-cell>
              <table:table-cell office:value-type="float" office:value="63375">
                <text:p>63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63361.6666666667">
                <text:p>63361.6666666667</text:p>
              </table:table-cell>
              <table:table-cell office:value-type="float" office:value="63350">
                <text:p>63350</text:p>
              </table:table-cell>
              <table:table-cell office:value-type="float" office:value="63375">
                <text:p>63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63354.6666666667">
                <text:p>63354.6666666667</text:p>
              </table:table-cell>
              <table:table-cell office:value-type="float" office:value="63346">
                <text:p>63346</text:p>
              </table:table-cell>
              <table:table-cell office:value-type="float" office:value="63364">
                <text:p>633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63321.6666666667">
                <text:p>63321.6666666667</text:p>
              </table:table-cell>
              <table:table-cell office:value-type="float" office:value="63272">
                <text:p>63272</text:p>
              </table:table-cell>
              <table:table-cell office:value-type="float" office:value="63354">
                <text:p>633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63344">
                <text:p>63344</text:p>
              </table:table-cell>
              <table:table-cell office:value-type="float" office:value="63336">
                <text:p>63336</text:p>
              </table:table-cell>
              <table:table-cell office:value-type="float" office:value="63350">
                <text:p>633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39cm" svg:height="9cm" xlink:href=".." xlink:type="simple" chart:class="chart:scatter" chart:style-name="ch1">
        <chart:title svg:x="1.933cm" svg:y="0.316cm" chart:style-name="ch2">
          <text:p>% of swap (vs 2-opt) on d657 with best insertion heuristic and 100% direct copy in 5sec</text:p>
        </chart:title>
        <chart:legend chart:legend-position="end" svg:x="19.199cm" svg:y="3.703cm" style:legend-expansion="high" chart:style-name="ch3"/>
        <chart:plot-area chart:style-name="ch4" table:cell-range-address="Sheet1.A37:Sheet1.A47 Sheet1.E36:Sheet1.E47 Sheet1.G36:Sheet1.H47" chart:data-source-has-labels="row" svg:x="1.438cm" svg:y="1.275cm" svg:width="17.334cm" svg:height="6.564cm">
          <chartooo:coordinate-region svg:x="2.615cm" svg:y="1.474cm" svg:width="15.428cm" svg:height="5.718cm"/>
          <chart:axis chart:dimension="x" chart:name="primary-x" chart:style-name="ch5">
            <chart:title svg:x="8.593cm" svg:y="8.019cm" chart:style-name="ch6">
              <text:p>% of swap (vs 2-opt)</text:p>
            </chart:title>
          </chart:axis>
          <chart:axis chart:dimension="y" chart:name="primary-y" chart:style-name="ch7">
            <chart:title svg:x="0.451cm" svg:y="5.726cm" chart:style-name="ch8">
              <text:p>Objective value</text:p>
            </chart:title>
            <chart:grid chart:style-name="ch9" chart:class="major"/>
          </chart:axis>
          <chart:series chart:style-name="ch10" chart:values-cell-range-address="Sheet1.E37:Sheet1.E47" chart:label-cell-address="Sheet1.E36:Sheet1.E36" chart:class="chart:scatter">
            <chart:domain table:cell-range-address="Sheet1.A37:Sheet1.A47"/>
            <chart:data-point chart:repeated="11"/>
          </chart:series>
          <chart:series chart:style-name="ch11" chart:values-cell-range-address="Sheet1.G37:Sheet1.G47" chart:label-cell-address="Sheet1.G36:Sheet1.G36" chart:class="chart:scatter">
            <chart:data-point chart:repeated="11"/>
          </chart:series>
          <chart:series chart:style-name="ch12" chart:values-cell-range-address="Sheet1.H37:Sheet1.H47" chart:label-cell-address="Sheet1.H36:Sheet1.H36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an</text:p>
                <draw:g>
                  <svg:desc>Sheet1.E36:Sheet1.E36</svg:desc>
                </draw:g>
              </table:table-cell>
              <table:table-cell office:value-type="string">
                <text:p>Min</text:p>
                <draw:g>
                  <svg:desc>Sheet1.G36:Sheet1.G36</svg:desc>
                </draw:g>
              </table:table-cell>
              <table:table-cell office:value-type="string">
                <text:p>Max</text:p>
                <draw:g>
                  <svg:desc>Sheet1.H36:Sheet1.H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7:Sheet1.A47</svg:desc>
                </draw:g>
              </table:table-cell>
              <table:table-cell office:value-type="float" office:value="63344.6666666667">
                <text:p>63344.6666666667</text:p>
                <draw:g>
                  <svg:desc>Sheet1.E37:Sheet1.E47</svg:desc>
                </draw:g>
              </table:table-cell>
              <table:table-cell office:value-type="float" office:value="63321">
                <text:p>63321</text:p>
                <draw:g>
                  <svg:desc>Sheet1.G37:Sheet1.G47</svg:desc>
                </draw:g>
              </table:table-cell>
              <table:table-cell office:value-type="float" office:value="63367">
                <text:p>63367</text:p>
                <draw:g>
                  <svg:desc>Sheet1.H37:Sheet1.H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63303.3333333333">
                <text:p>63303.3333333333</text:p>
              </table:table-cell>
              <table:table-cell office:value-type="float" office:value="63242">
                <text:p>63242</text:p>
              </table:table-cell>
              <table:table-cell office:value-type="float" office:value="63350">
                <text:p>63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63307.3333333333">
                <text:p>63307.3333333333</text:p>
              </table:table-cell>
              <table:table-cell office:value-type="float" office:value="63241">
                <text:p>63241</text:p>
              </table:table-cell>
              <table:table-cell office:value-type="float" office:value="63345">
                <text:p>633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63328.6666666667">
                <text:p>63328.6666666667</text:p>
              </table:table-cell>
              <table:table-cell office:value-type="float" office:value="63286">
                <text:p>63286</text:p>
              </table:table-cell>
              <table:table-cell office:value-type="float" office:value="63375">
                <text:p>63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63322.3333333333">
                <text:p>63322.3333333333</text:p>
              </table:table-cell>
              <table:table-cell office:value-type="float" office:value="63305">
                <text:p>63305</text:p>
              </table:table-cell>
              <table:table-cell office:value-type="float" office:value="63332">
                <text:p>63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63344.3333333333">
                <text:p>63344.3333333333</text:p>
              </table:table-cell>
              <table:table-cell office:value-type="float" office:value="63314">
                <text:p>63314</text:p>
              </table:table-cell>
              <table:table-cell office:value-type="float" office:value="63360">
                <text:p>633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63351.6666666667">
                <text:p>63351.6666666667</text:p>
              </table:table-cell>
              <table:table-cell office:value-type="float" office:value="63346">
                <text:p>63346</text:p>
              </table:table-cell>
              <table:table-cell office:value-type="float" office:value="63360">
                <text:p>633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63365.6666666667">
                <text:p>63365.6666666667</text:p>
              </table:table-cell>
              <table:table-cell office:value-type="float" office:value="63347">
                <text:p>63347</text:p>
              </table:table-cell>
              <table:table-cell office:value-type="float" office:value="63375">
                <text:p>63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63364.6666666667">
                <text:p>63364.6666666667</text:p>
              </table:table-cell>
              <table:table-cell office:value-type="float" office:value="63349">
                <text:p>63349</text:p>
              </table:table-cell>
              <table:table-cell office:value-type="float" office:value="63375">
                <text:p>63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63361">
                <text:p>63361</text:p>
              </table:table-cell>
              <table:table-cell office:value-type="float" office:value="63354">
                <text:p>63354</text:p>
              </table:table-cell>
              <table:table-cell office:value-type="float" office:value="63375">
                <text:p>63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63353">
                <text:p>63353</text:p>
              </table:table-cell>
              <table:table-cell office:value-type="float" office:value="63309">
                <text:p>63309</text:p>
              </table:table-cell>
              <table:table-cell office:value-type="float" office:value="63375">
                <text:p>633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